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fe4995a" style:font-weight-asian="normal" style:font-weight-complex="normal"/>
    </style:style>
    <style:style style:name="P3" style:family="paragraph" style:parent-style-name="Standard">
      <style:text-properties style:font-name="DejaVu Sans" officeooo:rsid="0b30f79e" officeooo:paragraph-rsid="0b30f79e"/>
    </style:style>
    <style:style style:name="P4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5" style:family="paragraph" style:parent-style-name="Standard">
      <style:text-properties style:font-name="DejaVu Sans" fo:font-weight="bold" officeooo:rsid="0b63a8f9" officeooo:paragraph-rsid="0fce0bf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9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b63a8f9" officeooo:paragraph-rsid="0fdee09b" style:font-weight-asian="normal" style:font-weight-complex="normal"/>
    </style:style>
    <style:style style:name="P31" style:family="paragraph" style:parent-style-name="Standard">
      <style:text-properties style:font-name="DejaVu Sans" fo:font-weight="normal" officeooo:rsid="0b63a8f9" officeooo:paragraph-rsid="0fdf8a51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b63a8f9" officeooo:paragraph-rsid="0fe1d1ae" style:font-weight-asian="normal" style:font-weight-complex="normal"/>
    </style:style>
    <style:style style:name="P33" style:family="paragraph" style:parent-style-name="Standard">
      <style:text-properties style:font-name="DejaVu Sans" fo:font-weight="normal" officeooo:rsid="0b63a8f9" officeooo:paragraph-rsid="0fe67ed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7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3" style:family="paragraph" style:parent-style-name="Standard">
      <style:text-properties style:font-name="DejaVu Sans" officeooo:paragraph-rsid="0ba2cc3c"/>
    </style:style>
    <style:style style:name="P54" style:family="paragraph" style:parent-style-name="Standard">
      <style:text-properties style:font-name="DejaVu Sans" officeooo:paragraph-rsid="0f4a8c12"/>
    </style:style>
    <style:style style:name="P55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6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7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8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9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60" style:family="paragraph" style:parent-style-name="Standard">
      <style:text-properties officeooo:paragraph-rsid="0fb7b486"/>
    </style:style>
    <style:style style:name="P61" style:family="paragraph" style:parent-style-name="Standard">
      <style:text-properties officeooo:paragraph-rsid="0fd8c855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7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7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5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6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7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9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81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90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91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3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4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7653" style:font-weight-asian="normal" style:font-weight-complex="normal"/>
    </style:style>
    <style:style style:name="T40" style:family="text">
      <style:text-properties fo:font-weight="normal" officeooo:rsid="0c0aa9b9" style:font-weight-asian="normal" style:font-weight-complex="normal"/>
    </style:style>
    <style:style style:name="T41" style:family="text">
      <style:text-properties fo:font-weight="normal" officeooo:rsid="0c0f1ff7" style:font-weight-asian="normal" style:font-weight-complex="normal"/>
    </style:style>
    <style:style style:name="T42" style:family="text">
      <style:text-properties fo:font-weight="normal" officeooo:rsid="0c10aea3" style:font-weight-asian="normal" style:font-weight-complex="normal"/>
    </style:style>
    <style:style style:name="T43" style:family="text">
      <style:text-properties fo:font-weight="normal" officeooo:rsid="0c155987" style:font-weight-asian="normal" style:font-weight-complex="normal"/>
    </style:style>
    <style:style style:name="T44" style:family="text">
      <style:text-properties fo:font-weight="normal" officeooo:rsid="0c162ac1" style:font-weight-asian="normal" style:font-weight-complex="normal"/>
    </style:style>
    <style:style style:name="T45" style:family="text">
      <style:text-properties fo:font-weight="normal" officeooo:rsid="0c830c11" style:font-weight-asian="normal" style:font-weight-complex="normal"/>
    </style:style>
    <style:style style:name="T46" style:family="text">
      <style:text-properties fo:font-weight="normal" officeooo:rsid="0c851f77" style:font-weight-asian="normal" style:font-weight-complex="normal"/>
    </style:style>
    <style:style style:name="T47" style:family="text">
      <style:text-properties fo:font-weight="normal" officeooo:rsid="0cb3b6b7" style:font-weight-asian="normal" style:font-weight-complex="normal"/>
    </style:style>
    <style:style style:name="T48" style:family="text">
      <style:text-properties fo:font-weight="normal" officeooo:rsid="0cb55f5b" style:font-weight-asian="normal" style:font-weight-complex="normal"/>
    </style:style>
    <style:style style:name="T49" style:family="text">
      <style:text-properties fo:font-weight="normal" officeooo:rsid="0cb74317" style:font-weight-asian="normal" style:font-weight-complex="normal"/>
    </style:style>
    <style:style style:name="T50" style:family="text">
      <style:text-properties fo:font-weight="normal" officeooo:rsid="0cc1605e" style:font-weight-asian="normal" style:font-weight-complex="normal"/>
    </style:style>
    <style:style style:name="T51" style:family="text">
      <style:text-properties fo:font-weight="normal" officeooo:rsid="0cc28e97" style:font-weight-asian="normal" style:font-weight-complex="normal"/>
    </style:style>
    <style:style style:name="T52" style:family="text">
      <style:text-properties fo:font-weight="normal" officeooo:rsid="0cd22fc4" style:font-weight-asian="normal" style:font-weight-complex="normal"/>
    </style:style>
    <style:style style:name="T53" style:family="text">
      <style:text-properties fo:font-weight="normal" officeooo:rsid="0cd3b1ba" style:font-weight-asian="normal" style:font-weight-complex="normal"/>
    </style:style>
    <style:style style:name="T54" style:family="text">
      <style:text-properties fo:font-weight="normal" officeooo:rsid="0cdf2f8c" style:font-weight-asian="normal" style:font-weight-complex="normal"/>
    </style:style>
    <style:style style:name="T55" style:family="text">
      <style:text-properties fo:font-weight="normal" officeooo:rsid="0cdfc261" style:font-weight-asian="normal" style:font-weight-complex="normal"/>
    </style:style>
    <style:style style:name="T56" style:family="text">
      <style:text-properties fo:font-weight="normal" officeooo:rsid="0ce6ebfa" style:font-weight-asian="normal" style:font-weight-complex="normal"/>
    </style:style>
    <style:style style:name="T57" style:family="text">
      <style:text-properties fo:font-weight="normal" officeooo:rsid="0ce73c9e" style:font-weight-asian="normal" style:font-weight-complex="normal"/>
    </style:style>
    <style:style style:name="T58" style:family="text">
      <style:text-properties fo:font-weight="normal" officeooo:rsid="0ced4930" style:font-weight-asian="normal" style:font-weight-complex="normal"/>
    </style:style>
    <style:style style:name="T59" style:family="text">
      <style:text-properties fo:font-weight="normal" officeooo:rsid="0cf102c6" style:font-weight-asian="normal" style:font-weight-complex="normal"/>
    </style:style>
    <style:style style:name="T60" style:family="text">
      <style:text-properties fo:font-weight="normal" officeooo:rsid="0d08d266" style:font-weight-asian="normal" style:font-weight-complex="normal"/>
    </style:style>
    <style:style style:name="T61" style:family="text">
      <style:text-properties fo:font-weight="normal" officeooo:rsid="0d0e8c6e" style:font-weight-asian="normal" style:font-weight-complex="normal"/>
    </style:style>
    <style:style style:name="T62" style:family="text">
      <style:text-properties fo:font-weight="normal" officeooo:rsid="0d11d8b3" style:font-weight-asian="normal" style:font-weight-complex="normal"/>
    </style:style>
    <style:style style:name="T63" style:family="text">
      <style:text-properties fo:font-weight="normal" officeooo:rsid="0d1b1e96" style:font-weight-asian="normal" style:font-weight-complex="normal"/>
    </style:style>
    <style:style style:name="T64" style:family="text">
      <style:text-properties fo:font-weight="normal" officeooo:rsid="0d1cade1" style:font-weight-asian="normal" style:font-weight-complex="normal"/>
    </style:style>
    <style:style style:name="T65" style:family="text">
      <style:text-properties fo:font-weight="normal" officeooo:rsid="0d873988" style:font-weight-asian="normal" style:font-weight-complex="normal"/>
    </style:style>
    <style:style style:name="T66" style:family="text">
      <style:text-properties fo:font-weight="normal" officeooo:rsid="0d90d59a" style:font-weight-asian="normal" style:font-weight-complex="normal"/>
    </style:style>
    <style:style style:name="T67" style:family="text">
      <style:text-properties fo:font-weight="normal" officeooo:rsid="0dd83591" style:font-weight-asian="normal" style:font-weight-complex="normal"/>
    </style:style>
    <style:style style:name="T68" style:family="text">
      <style:text-properties fo:font-weight="normal" officeooo:rsid="0dea474b" style:font-weight-asian="normal" style:font-weight-complex="normal"/>
    </style:style>
    <style:style style:name="T69" style:family="text">
      <style:text-properties fo:font-weight="normal" officeooo:rsid="0df329fa" style:font-weight-asian="normal" style:font-weight-complex="normal"/>
    </style:style>
    <style:style style:name="T70" style:family="text">
      <style:text-properties fo:font-weight="normal" officeooo:rsid="0df3589e" style:font-weight-asian="normal" style:font-weight-complex="normal"/>
    </style:style>
    <style:style style:name="T71" style:family="text">
      <style:text-properties fo:font-weight="normal" officeooo:rsid="0df8e559" style:font-weight-asian="normal" style:font-weight-complex="normal"/>
    </style:style>
    <style:style style:name="T72" style:family="text">
      <style:text-properties fo:font-weight="normal" officeooo:rsid="0dfc5ad5" style:font-weight-asian="normal" style:font-weight-complex="normal"/>
    </style:style>
    <style:style style:name="T73" style:family="text">
      <style:text-properties fo:font-weight="normal" officeooo:rsid="0dfe4df5" style:font-weight-asian="normal" style:font-weight-complex="normal"/>
    </style:style>
    <style:style style:name="T74" style:family="text">
      <style:text-properties fo:font-weight="normal" officeooo:rsid="0e164f56" style:font-weight-asian="normal" style:font-weight-complex="normal"/>
    </style:style>
    <style:style style:name="T75" style:family="text">
      <style:text-properties fo:font-weight="normal" officeooo:rsid="0e2de29a" style:font-weight-asian="normal" style:font-weight-complex="normal"/>
    </style:style>
    <style:style style:name="T76" style:family="text">
      <style:text-properties fo:font-weight="normal" officeooo:rsid="0e35a281" style:font-weight-asian="normal" style:font-weight-complex="normal"/>
    </style:style>
    <style:style style:name="T77" style:family="text">
      <style:text-properties fo:font-weight="normal" officeooo:rsid="0e7e1b72" style:font-weight-asian="normal" style:font-weight-complex="normal"/>
    </style:style>
    <style:style style:name="T78" style:family="text">
      <style:text-properties fo:font-weight="normal" officeooo:rsid="0f15964a" style:font-weight-asian="normal" style:font-weight-complex="normal"/>
    </style:style>
    <style:style style:name="T79" style:family="text">
      <style:text-properties fo:font-weight="normal" officeooo:rsid="0f1665fb" style:font-weight-asian="normal" style:font-weight-complex="normal"/>
    </style:style>
    <style:style style:name="T80" style:family="text">
      <style:text-properties fo:font-weight="normal" officeooo:rsid="0f184456" style:font-weight-asian="normal" style:font-weight-complex="normal"/>
    </style:style>
    <style:style style:name="T81" style:family="text">
      <style:text-properties fo:font-weight="normal" officeooo:rsid="0f2c127c" style:font-weight-asian="normal" style:font-weight-complex="normal"/>
    </style:style>
    <style:style style:name="T82" style:family="text">
      <style:text-properties fo:font-weight="normal" officeooo:rsid="0e2ab47c" style:font-weight-asian="normal" style:font-weight-complex="normal"/>
    </style:style>
    <style:style style:name="T83" style:family="text">
      <style:text-properties fo:font-weight="normal" officeooo:rsid="0f1b8d80" style:font-weight-asian="normal" style:font-weight-complex="normal"/>
    </style:style>
    <style:style style:name="T84" style:family="text">
      <style:text-properties fo:font-weight="normal" officeooo:rsid="0f1f655b" style:font-weight-asian="normal" style:font-weight-complex="normal"/>
    </style:style>
    <style:style style:name="T85" style:family="text">
      <style:text-properties fo:font-weight="normal" officeooo:rsid="0fa5df7e" style:font-weight-asian="normal" style:font-weight-complex="normal"/>
    </style:style>
    <style:style style:name="T86" style:family="text">
      <style:text-properties fo:font-weight="normal" officeooo:rsid="0fa7c82e" style:font-weight-asian="normal" style:font-weight-complex="normal"/>
    </style:style>
    <style:style style:name="T87" style:family="text">
      <style:text-properties fo:font-weight="normal" officeooo:rsid="0faa624f" style:font-weight-asian="normal" style:font-weight-complex="normal"/>
    </style:style>
    <style:style style:name="T88" style:family="text">
      <style:text-properties fo:font-weight="normal" officeooo:rsid="0faa64b4" style:font-weight-asian="normal" style:font-weight-complex="normal"/>
    </style:style>
    <style:style style:name="T89" style:family="text">
      <style:text-properties fo:font-weight="normal" officeooo:rsid="0fabb1ff" style:font-weight-asian="normal" style:font-weight-complex="normal"/>
    </style:style>
    <style:style style:name="T90" style:family="text">
      <style:text-properties fo:font-weight="normal" officeooo:rsid="0fad2269" style:font-weight-asian="normal" style:font-weight-complex="normal"/>
    </style:style>
    <style:style style:name="T91" style:family="text">
      <style:text-properties fo:font-weight="normal" officeooo:rsid="0fb7b486" style:font-weight-asian="normal" style:font-weight-complex="normal"/>
    </style:style>
    <style:style style:name="T9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97a15a6" style:font-style-asian="italic" style:font-style-complex="italic"/>
    </style:style>
    <style:style style:name="T97" style:family="text">
      <style:text-properties fo:font-style="italic" officeooo:rsid="0b8ddee7" style:font-style-asian="italic" style:font-style-complex="italic"/>
    </style:style>
    <style:style style:name="T98" style:family="text">
      <style:text-properties fo:font-style="italic" officeooo:rsid="0716bceb" style:font-style-asian="italic" style:font-style-complex="italic"/>
    </style:style>
    <style:style style:name="T99" style:family="text">
      <style:text-properties fo:font-style="italic" officeooo:rsid="083c8ada" style:font-style-asian="italic" style:font-style-complex="italic"/>
    </style:style>
    <style:style style:name="T100" style:family="text">
      <style:text-properties fo:font-style="italic" officeooo:rsid="0ce6ed8d" style:font-style-asian="italic" style:font-style-complex="italic"/>
    </style:style>
    <style:style style:name="T101" style:family="text">
      <style:text-properties fo:font-style="italic" officeooo:rsid="08388490" style:font-style-asian="italic" style:font-style-complex="italic"/>
    </style:style>
    <style:style style:name="T102" style:family="text">
      <style:text-properties fo:font-style="italic" officeooo:rsid="0f9bdaa9" style:font-style-asian="italic" style:font-style-complex="italic"/>
    </style:style>
    <style:style style:name="T103" style:family="text">
      <style:text-properties fo:font-style="italic" officeooo:rsid="0fa31b40" style:font-style-asian="italic" style:font-style-complex="italic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716bceb" style:font-style-asian="normal" style:font-style-complex="normal"/>
    </style:style>
    <style:style style:name="T106" style:family="text">
      <style:text-properties fo:font-style="normal" officeooo:rsid="0b3d8491" style:font-style-asian="normal" style:font-style-complex="normal"/>
    </style:style>
    <style:style style:name="T107" style:family="text">
      <style:text-properties fo:font-style="normal" officeooo:rsid="071c4ff5" style:font-style-asian="normal" style:font-style-complex="normal"/>
    </style:style>
    <style:style style:name="T108" style:family="text">
      <style:text-properties fo:font-style="normal" officeooo:rsid="08388490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officeooo:rsid="0c5924ef" style:font-style-asian="normal" style:font-style-complex="normal"/>
    </style:style>
    <style:style style:name="T173" style:family="text">
      <style:text-properties fo:font-style="normal" style:text-underline-style="none" officeooo:rsid="0f72ca9d" style:font-style-asian="normal" style:font-style-complex="normal"/>
    </style:style>
    <style:style style:name="T174" style:family="text">
      <style:text-properties fo:font-style="normal" style:text-underline-style="none" officeooo:rsid="0755d39c" style:font-style-asian="normal" style:font-style-complex="normal"/>
    </style:style>
    <style:style style:name="T175" style:family="text">
      <style:text-properties fo:font-style="normal" style:text-underline-style="none" officeooo:rsid="0f96564e" style:font-style-asian="normal" style:font-style-complex="normal"/>
    </style:style>
    <style:style style:name="T176" style:family="text">
      <style:text-properties fo:font-style="normal" style:text-underline-style="none" officeooo:rsid="0f97bc0f" style:font-style-asian="normal" style:font-style-complex="normal"/>
    </style:style>
    <style:style style:name="T177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8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9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0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81" style:family="text">
      <style:text-properties fo:font-size="9pt" fo:font-weight="normal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c8ec698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b63a8f9" style:font-size-asian="9pt" style:font-weight-asian="normal" style:font-size-complex="9pt" style:font-weight-complex="normal"/>
    </style:style>
    <style:style style:name="T216" style:family="text">
      <style:text-properties fo:font-size="9pt" style:font-size-asian="9pt" style:font-size-complex="9pt"/>
    </style:style>
    <style:style style:name="T217" style:family="text">
      <style:text-properties fo:font-size="9pt" officeooo:rsid="0716bceb" style:font-size-asian="9pt" style:font-size-complex="9pt"/>
    </style:style>
    <style:style style:name="T218" style:family="text">
      <style:text-properties fo:font-size="9pt" officeooo:rsid="071b3c17" style:font-size-asian="9pt" style:font-size-complex="9pt"/>
    </style:style>
    <style:style style:name="T219" style:family="text">
      <style:text-properties fo:font-size="9pt" officeooo:rsid="071c4ff5" style:font-size-asian="9pt" style:font-size-complex="9pt"/>
    </style:style>
    <style:style style:name="T220" style:family="text">
      <style:text-properties fo:font-size="9pt" officeooo:rsid="082e99d0" style:font-size-asian="9pt" style:font-size-complex="9pt"/>
    </style:style>
    <style:style style:name="T221" style:family="text">
      <style:text-properties fo:font-size="9pt" officeooo:rsid="0b49f672" style:font-size-asian="9pt" style:font-size-complex="9pt"/>
    </style:style>
    <style:style style:name="T222" style:family="text">
      <style:text-properties fo:font-size="9pt" officeooo:rsid="0b4a29b0" style:font-size-asian="9pt" style:font-size-complex="9pt"/>
    </style:style>
    <style:style style:name="T223" style:family="text">
      <style:text-properties fo:font-size="9pt" officeooo:rsid="0b4b9307" style:font-size-asian="9pt" style:font-size-complex="9pt"/>
    </style:style>
    <style:style style:name="T224" style:family="text">
      <style:text-properties fo:font-size="9pt" officeooo:rsid="0bc7b627" style:font-size-asian="9pt" style:font-size-complex="9pt"/>
    </style:style>
    <style:style style:name="T225" style:family="text">
      <style:text-properties fo:font-size="9pt" officeooo:rsid="0c204544" style:font-size-asian="9pt" style:font-size-complex="9pt"/>
    </style:style>
    <style:style style:name="T226" style:family="text">
      <style:text-properties fo:font-size="9pt" officeooo:rsid="0c2f6408" style:font-size-asian="9pt" style:font-size-complex="9pt"/>
    </style:style>
    <style:style style:name="T227" style:family="text">
      <style:text-properties fo:font-size="9pt" officeooo:rsid="0c8ed370" style:font-size-asian="9pt" style:font-size-complex="9pt"/>
    </style:style>
    <style:style style:name="T228" style:family="text">
      <style:text-properties fo:font-size="9pt" officeooo:rsid="0c922193" style:font-size-asian="9pt" style:font-size-complex="9pt"/>
    </style:style>
    <style:style style:name="T229" style:family="text">
      <style:text-properties fo:font-size="9pt" officeooo:rsid="0c96c4d2" style:font-size-asian="9pt" style:font-size-complex="9pt"/>
    </style:style>
    <style:style style:name="T230" style:family="text">
      <style:text-properties fo:font-size="9pt" officeooo:rsid="0d35e816" style:font-size-asian="9pt" style:font-size-complex="9pt"/>
    </style:style>
    <style:style style:name="T231" style:family="text">
      <style:text-properties fo:font-size="9pt" officeooo:rsid="0d7023ee" style:font-size-asian="9pt" style:font-size-complex="9pt"/>
    </style:style>
    <style:style style:name="T232" style:family="text">
      <style:text-properties fo:font-size="9pt" officeooo:rsid="0dcd2eca" style:font-size-asian="9pt" style:font-size-complex="9pt"/>
    </style:style>
    <style:style style:name="T233" style:family="text">
      <style:text-properties fo:font-size="9pt" officeooo:rsid="0dd22b58" style:font-size-asian="9pt" style:font-size-complex="9pt"/>
    </style:style>
    <style:style style:name="T234" style:family="text">
      <style:text-properties fo:font-size="9pt" officeooo:rsid="0ee933e9" style:font-size-asian="9pt" style:font-size-complex="9pt"/>
    </style:style>
    <style:style style:name="T235" style:family="text">
      <style:text-properties fo:font-size="9pt" officeooo:rsid="0eea3487" style:font-size-asian="9pt" style:font-size-complex="9pt"/>
    </style:style>
    <style:style style:name="T236" style:family="text">
      <style:text-properties fo:font-size="9pt" officeooo:rsid="0f219d1e" style:font-size-asian="9pt" style:font-size-complex="9pt"/>
    </style:style>
    <style:style style:name="T237" style:family="text">
      <style:text-properties fo:font-size="9pt" officeooo:rsid="0f248f3d" style:font-size-asian="9pt" style:font-size-complex="9pt"/>
    </style:style>
    <style:style style:name="T238" style:family="text">
      <style:text-properties fo:font-size="9pt" officeooo:rsid="0f263a52" style:font-size-asian="9pt" style:font-size-complex="9pt"/>
    </style:style>
    <style:style style:name="T239" style:family="text">
      <style:text-properties fo:font-size="9pt" officeooo:rsid="0f29bbc1" style:font-size-asian="9pt" style:font-size-complex="9pt"/>
    </style:style>
    <style:style style:name="T240" style:family="text">
      <style:text-properties fo:font-size="9pt" officeooo:rsid="0f2aba3c" style:font-size-asian="9pt" style:font-size-complex="9pt"/>
    </style:style>
    <style:style style:name="T241" style:family="text">
      <style:text-properties fo:font-size="9pt" officeooo:rsid="06f66ded" style:font-size-asian="9pt" style:font-size-complex="9pt"/>
    </style:style>
    <style:style style:name="T242" style:family="text">
      <style:text-properties fo:font-size="9pt" officeooo:rsid="0f60f761" style:font-size-asian="9pt" style:font-size-complex="9pt"/>
    </style:style>
    <style:style style:name="T243" style:family="text">
      <style:text-properties fo:font-size="9pt" officeooo:rsid="0b63a8f9" style:font-size-asian="9pt" style:font-size-complex="9pt"/>
    </style:style>
    <style:style style:name="T244" style:family="text">
      <style:text-properties fo:font-size="9pt" officeooo:rsid="076cbfaa" style:font-size-asian="9pt" style:font-size-complex="9pt"/>
    </style:style>
    <style:style style:name="T24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55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56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63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6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87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weight="bold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9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9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9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9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9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9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9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0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01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03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04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05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06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07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08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09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10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11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12" style:family="text">
      <style:text-properties officeooo:rsid="0716bceb"/>
    </style:style>
    <style:style style:name="T413" style:family="text">
      <style:text-properties officeooo:rsid="08388490"/>
    </style:style>
    <style:style style:name="T414" style:family="text">
      <style:text-properties officeooo:rsid="09fc0454"/>
    </style:style>
    <style:style style:name="T415" style:family="text">
      <style:text-properties style:text-underline-style="none" fo:font-weight="normal" style:font-weight-asian="normal" style:font-weight-complex="normal"/>
    </style:style>
    <style:style style:name="T416" style:family="text">
      <style:text-properties style:text-underline-style="none" fo:font-weight="normal" officeooo:rsid="0b566c66" style:font-weight-asian="normal" style:font-weight-complex="normal"/>
    </style:style>
    <style:style style:name="T417" style:family="text">
      <style:text-properties style:text-underline-style="none" fo:font-weight="normal" officeooo:rsid="0b56a798" style:font-weight-asian="normal" style:font-weight-complex="normal"/>
    </style:style>
    <style:style style:name="T418" style:family="text">
      <style:text-properties style:text-underline-style="none" fo:font-weight="normal" officeooo:rsid="0b56ffad" style:font-weight-asian="normal" style:font-weight-complex="normal"/>
    </style:style>
    <style:style style:name="T419" style:family="text">
      <style:text-properties style:text-underline-style="none" fo:font-weight="normal" officeooo:rsid="0b5ae17c" style:font-weight-asian="normal" style:font-weight-complex="normal"/>
    </style:style>
    <style:style style:name="T420" style:family="text">
      <style:text-properties style:text-underline-style="none" fo:font-weight="normal" officeooo:rsid="0b5b43a8" style:font-weight-asian="normal" style:font-weight-complex="normal"/>
    </style:style>
    <style:style style:name="T421" style:family="text">
      <style:text-properties style:text-underline-style="none" fo:font-weight="normal" officeooo:rsid="0b5d4797" style:font-weight-asian="normal" style:font-weight-complex="normal"/>
    </style:style>
    <style:style style:name="T422" style:family="text">
      <style:text-properties style:text-underline-style="none" fo:font-weight="normal" officeooo:rsid="0b6073ba" style:font-weight-asian="normal" style:font-weight-complex="normal"/>
    </style:style>
    <style:style style:name="T423" style:family="text">
      <style:text-properties style:text-underline-style="none" fo:font-weight="normal" officeooo:rsid="0b61dc80" style:font-weight-asian="normal" style:font-weight-complex="normal"/>
    </style:style>
    <style:style style:name="T424" style:family="text">
      <style:text-properties style:text-underline-style="none" fo:font-weight="normal" officeooo:rsid="0b69438f" style:font-weight-asian="normal" style:font-weight-complex="normal"/>
    </style:style>
    <style:style style:name="T425" style:family="text">
      <style:text-properties style:text-underline-style="none" fo:font-weight="normal" officeooo:rsid="0b69ea75" style:font-weight-asian="normal" style:font-weight-complex="normal"/>
    </style:style>
    <style:style style:name="T426" style:family="text">
      <style:text-properties style:text-underline-style="none" fo:font-weight="normal" officeooo:rsid="0b6d0886" style:font-weight-asian="normal" style:font-weight-complex="normal"/>
    </style:style>
    <style:style style:name="T427" style:family="text">
      <style:text-properties style:text-underline-style="none" fo:font-weight="normal" officeooo:rsid="0b81b1cf" style:font-weight-asian="normal" style:font-weight-complex="normal"/>
    </style:style>
    <style:style style:name="T428" style:family="text">
      <style:text-properties style:text-underline-style="none" fo:font-weight="normal" officeooo:rsid="0b86463d" style:font-weight-asian="normal" style:font-weight-complex="normal"/>
    </style:style>
    <style:style style:name="T429" style:family="text">
      <style:text-properties style:text-underline-style="none" fo:font-weight="normal" officeooo:rsid="0b8ab976" style:font-weight-asian="normal" style:font-weight-complex="normal"/>
    </style:style>
    <style:style style:name="T430" style:family="text">
      <style:text-properties style:text-underline-style="none" fo:font-weight="normal" officeooo:rsid="0b8c78ef" style:font-weight-asian="normal" style:font-weight-complex="normal"/>
    </style:style>
    <style:style style:name="T431" style:family="text">
      <style:text-properties style:text-underline-style="none" fo:font-weight="normal" officeooo:rsid="0c5924ef" style:font-weight-asian="normal" style:font-weight-complex="normal"/>
    </style:style>
    <style:style style:name="T432" style:family="text">
      <style:text-properties style:text-underline-style="none" fo:font-weight="normal" officeooo:rsid="0c65a08e" style:font-weight-asian="normal" style:font-weight-complex="normal"/>
    </style:style>
    <style:style style:name="T433" style:family="text">
      <style:text-properties style:text-underline-style="none" fo:font-weight="normal" officeooo:rsid="0c67322e" style:font-weight-asian="normal" style:font-weight-complex="normal"/>
    </style:style>
    <style:style style:name="T434" style:family="text">
      <style:text-properties style:text-underline-style="none" fo:font-weight="normal" officeooo:rsid="0da53b82" style:font-weight-asian="normal" style:font-weight-complex="normal"/>
    </style:style>
    <style:style style:name="T435" style:family="text">
      <style:text-properties style:text-underline-style="none" fo:font-weight="normal" officeooo:rsid="0da86884" style:font-weight-asian="normal" style:font-weight-complex="normal"/>
    </style:style>
    <style:style style:name="T436" style:family="text">
      <style:text-properties style:text-underline-style="none" fo:font-weight="normal" officeooo:rsid="0daa2847" style:font-weight-asian="normal" style:font-weight-complex="normal"/>
    </style:style>
    <style:style style:name="T437" style:family="text">
      <style:text-properties style:text-underline-style="none" fo:font-weight="normal" officeooo:rsid="0daa4576" style:font-weight-asian="normal" style:font-weight-complex="normal"/>
    </style:style>
    <style:style style:name="T438" style:family="text">
      <style:text-properties style:text-underline-style="none" fo:font-weight="normal" officeooo:rsid="0dad4e6d" style:font-weight-asian="normal" style:font-weight-complex="normal"/>
    </style:style>
    <style:style style:name="T439" style:family="text">
      <style:text-properties style:text-underline-style="none" fo:font-weight="normal" officeooo:rsid="0daf2072" style:font-weight-asian="normal" style:font-weight-complex="normal"/>
    </style:style>
    <style:style style:name="T440" style:family="text">
      <style:text-properties style:text-underline-style="none" fo:font-weight="normal" officeooo:rsid="0db0f4c8" style:font-weight-asian="normal" style:font-weight-complex="normal"/>
    </style:style>
    <style:style style:name="T441" style:family="text">
      <style:text-properties style:text-underline-style="none" fo:font-weight="normal" officeooo:rsid="0db17989" style:font-weight-asian="normal" style:font-weight-complex="normal"/>
    </style:style>
    <style:style style:name="T442" style:family="text">
      <style:text-properties style:text-underline-style="none" fo:font-weight="normal" officeooo:rsid="0db3b9db" style:font-weight-asian="normal" style:font-weight-complex="normal"/>
    </style:style>
    <style:style style:name="T443" style:family="text">
      <style:text-properties style:text-underline-style="none" fo:font-weight="normal" officeooo:rsid="0db54d3a" style:font-weight-asian="normal" style:font-weight-complex="normal"/>
    </style:style>
    <style:style style:name="T444" style:family="text">
      <style:text-properties style:text-underline-style="none" fo:font-weight="normal" officeooo:rsid="0ea25c6b" style:font-weight-asian="normal" style:font-weight-complex="normal"/>
    </style:style>
    <style:style style:name="T445" style:family="text">
      <style:text-properties style:text-underline-style="none" fo:font-weight="normal" officeooo:rsid="0f1665fb" style:font-weight-asian="normal" style:font-weight-complex="normal"/>
    </style:style>
    <style:style style:name="T446" style:family="text">
      <style:text-properties style:text-underline-style="none" fo:font-weight="normal" officeooo:rsid="0f184456" style:font-weight-asian="normal" style:font-weight-complex="normal"/>
    </style:style>
    <style:style style:name="T447" style:family="text">
      <style:text-properties style:text-underline-style="none" fo:font-weight="normal" officeooo:rsid="0f19be6c" style:font-weight-asian="normal" style:font-weight-complex="normal"/>
    </style:style>
    <style:style style:name="T448" style:family="text">
      <style:text-properties style:text-underline-style="none" fo:font-weight="normal" officeooo:rsid="0f2d60ea" style:font-weight-asian="normal" style:font-weight-complex="normal"/>
    </style:style>
    <style:style style:name="T449" style:family="text">
      <style:text-properties style:text-underline-style="none" fo:font-weight="normal" officeooo:rsid="0b333eeb" style:font-weight-asian="normal" style:font-weight-complex="normal"/>
    </style:style>
    <style:style style:name="T450" style:family="text">
      <style:text-properties style:text-underline-style="none" fo:font-weight="normal" officeooo:rsid="0f0c56b4" style:font-weight-asian="normal" style:font-weight-complex="normal"/>
    </style:style>
    <style:style style:name="T451" style:family="text">
      <style:text-properties style:text-underline-style="none" fo:font-weight="normal" officeooo:rsid="0f0eb6c9" style:font-weight-asian="normal" style:font-weight-complex="normal"/>
    </style:style>
    <style:style style:name="T452" style:family="text">
      <style:text-properties style:text-underline-style="none" fo:font-weight="normal" officeooo:rsid="0f21063c" style:font-weight-asian="normal" style:font-weight-complex="normal"/>
    </style:style>
    <style:style style:name="T453" style:family="text">
      <style:text-properties style:text-underline-style="none" fo:font-weight="normal" officeooo:rsid="0fb622b6" style:font-weight-asian="normal" style:font-weight-complex="normal"/>
    </style:style>
    <style:style style:name="T454" style:family="text">
      <style:text-properties officeooo:rsid="0b8ddee7"/>
    </style:style>
    <style:style style:name="T455" style:family="text">
      <style:text-properties officeooo:rsid="0d09e420"/>
    </style:style>
    <style:style style:name="T456" style:family="text">
      <style:text-properties officeooo:rsid="0dd83591"/>
    </style:style>
    <style:style style:name="T457" style:family="text">
      <style:text-properties officeooo:rsid="0eec9b02"/>
    </style:style>
    <style:style style:name="T458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59" style:family="text">
      <style:text-properties officeooo:rsid="0f639372"/>
    </style:style>
    <style:style style:name="T460" style:family="text">
      <style:text-properties officeooo:rsid="0fb7b486"/>
    </style:style>
    <style:style style:name="T461" style:family="text">
      <style:text-properties officeooo:rsid="0fe81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You’re a PC. </text:span><text:span text:style-name="T82">This playbook </text:span><text:span text:style-name="T83">has</text:span><text:span text:style-name="T82"> what you need to define yourself and drive the story. </text:span><text:span text:style-name="T84">Look it over. </text:span><text:span text:style-name="T449">T</text:span><text:span text:style-name="T450">he last two pages </text:span><text:span text:style-name="T451">cover </text:span><text:span text:style-name="T452">rules, but take a look around first.</text:span></text:p>
      <text:h text:style-name="Heading_20_2" text:outline-level="2">§ <text:span text:style-name="T459">Common </text:span>Resources</text:h>
      <text:p text:style-name="P60"><text:span text:style-name="T460">Name</text:span> ►<text:span text:style-name="T4"> </text:span><text:span text:style-name="T91">We gotta call you something.</text:span></text:p>
      <text:p text:style-name="P30">⎧</text:p>
      <text:p text:style-name="P30">⎩</text:p>
      <text:p text:style-name="P61">Concept ► <text:span text:style-name="T4">What’s your deal? </text:span><text:span text:style-name="T23">Don’t just </text:span><text:span text:style-name="T35">put </text:span><text:span text:style-name="T23">a </text:span><text:span text:style-name="T68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2">⌞</text:span><text:span text:style-name="T93">Think for the camera</text:span><text:span text:style-name="T92">⌝</text:span><text:span text:style-name="T21">. </text:span><text:span text:style-name="T22">You can change or refine this as you play.</text:span></text:p>
      <text:p text:style-name="P29">⎧</text:p>
      <text:p text:style-name="P29">⎪</text:p>
      <text:p text:style-name="P33">⎪</text:p>
      <text:p text:style-name="P29">⎪</text:p>
      <text:p text:style-name="P29">⎩</text:p>
      <text:p text:style-name="P5">Drives ►<text:span text:style-name="T4"> What do you </text:span><text:span text:style-name="T78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65">1 is fine</text:span><text:span text:style-name="T33">, but 2</text:span><text:span text:style-name="T32"> </text:span><text:span text:style-name="T33">is </text:span><text:span text:style-name="T36">better for you.</text:span></text:p>
      <text:p text:style-name="P1"><text:s text:c="2"/>⎧</text:p>
      <text:p text:style-name="P33"><text:span text:style-name="T461">1.</text:span></text:p>
      <text:p text:style-name="P1"><text:s text:c="2"/>⎩</text:p>
      <text:p text:style-name="P2"><text:s text:c="2"/>⎧</text:p>
      <text:p text:style-name="P33"><text:span text:style-name="T461">2.</text:span></text:p>
      <text:p text:style-name="P2"><text:s text:c="2"/>⎩</text:p>
      <text:p text:style-name="P4"><text:span text:style-name="T456">🗣Profession </text:span>►<text:span text:style-name="T4"> </text:span><text:span text:style-name="T67">If y</text:span><text:span text:style-name="T69">ou’ve got a </text:span><text:span text:style-name="T72">trade</text:span><text:span text:style-name="T70"> or </text:span><text:span text:style-name="T69">career that </text:span><text:span text:style-name="T179">isn’t</text:span><text:span text:style-name="T69"> </text:span><text:span text:style-name="T74">covered by a </text:span><text:span text:style-name="T71">PC </text:span><text:span text:style-name="T69">playbook</text:span><text:span text:style-name="T67">, </text:span><text:span text:style-name="T73">put it here</text:span><text:span text:style-name="T67">. </text:span><text:span text:style-name="T79">This should be </text:span><text:span text:style-name="T81">something</text:span><text:span text:style-name="T79"> </text:span><text:span text:style-name="T80">many</text:span><text:span text:style-name="T79"> people </text:span><text:span text:style-name="T180">could</text:span><text:span text:style-name="T445"> do </text:span><text:span text:style-name="T446">in your </text:span><text:span text:style-name="T447">world</text:span><text:span text:style-name="T445">, but </text:span><text:span text:style-name="T448">most </text:span><text:span text:style-name="T445">don’t know how.</text:span></text:p>
      <text:p text:style-name="P32">⎧</text:p>
      <text:p text:style-name="P32">⎩</text:p>
      <text:p text:style-name="P6"><text:span text:style-name="T414">Health</text:span> ►<text:span text:style-name="T4"> </text:span><text:span text:style-name="T8">Health </text:span><text:span text:style-name="T9">abstractly </text:span><text:span text:style-name="T109">represents </text:span><text:span text:style-name="T112">the integrity and functionality </text:span><text:span text:style-name="T117">o</text:span><text:span text:style-name="T112">f your body, </text:span><text:span text:style-name="T116">mind, </text:span><text:span text:style-name="T118">and spirit</text:span><text:span text:style-name="T109">. </text:span><text:span text:style-name="T4">When you’re weakened or injured, you </text:span><text:span text:style-name="T306">⌞</text:span><text:span text:style-name="T92">take harm⌝</text:span><text:span text:style-name="T109">, </text:span><text:span text:style-name="T115">which might cause you to lose health</text:span><text:span text:style-name="T109">. </text:span><text:span text:style-name="T111"><text:s/></text:span><text:span text:style-name="T113">W</text:span><text:span text:style-name="T109">hen you </text:span><text:span text:style-name="T113">erase</text:span><text:span text:style-name="T109"> your last </text:span><text:span text:style-name="T114">health</text:span><text:span text:style-name="T109">, </text:span><text:span text:style-name="T306">⌞</text:span><text:span text:style-name="T92">you die⌝</text:span><text:span text:style-name="T109">.</text:span></text:p>
      <text:p text:style-name="P51"/>
      <text:p text:style-name="P7"><text:span text:style-name="T247">● </text:span><text:span text:style-name="T249">1. </text:span><text:span text:style-name="T248">▢ ▢ ▢ <text:s/></text:span><text:span text:style-name="T250">(Human)</text:span></text:p>
      <text:p text:style-name="P8"><text:span text:style-name="T247">△ </text:span><text:span text:style-name="T250">2. </text:span><text:span text:style-name="T248">▢ ▢ ▢ <text:s/></text:span><text:span text:style-name="T250">(Superhuman)</text:span></text:p>
      <text:p text:style-name="P9"><text:span text:style-name="T247">△ </text:span><text:span text:style-name="T251">3</text:span><text:span text:style-name="T250">. </text:span><text:span text:style-name="T248">▢ ▢ ▢ <text:s/></text:span><text:span text:style-name="T250">(</text:span><text:span text:style-name="T251">Boss-tier</text:span><text:span text:style-name="T250">)</text:span></text:p>
      <text:p text:style-name="P9"><text:span text:style-name="T250"/></text:p>
      <text:p text:style-name="P10"><text:span text:style-name="T348">R</text:span><text:span text:style-name="T347">esist </text:span><text:span text:style-name="T248">▢ ▢ </text:span><text:span text:style-name="T347">► </text:span><text:span text:style-name="T245">When you </text:span><text:span text:style-name="T252">make a roll and </text:span><text:span text:style-name="T245">don’t like the complications the GM </text:span><text:span text:style-name="T252">describes</text:span><text:span text:style-name="T246">, </text:span><text:span text:style-name="T245">you can </text:span><text:span text:style-name="T306">⌞</text:span><text:span text:style-name="T399">resist consequences</text:span><text:span text:style-name="T248">⌝</text:span><text:span text:style-name="T245">.</text:span></text:p>
      <text:p text:style-name="P10"><text:span text:style-name="T245"/></text:p>
      <text:p text:style-name="P11"><text:span text:style-name="T351">XP</text:span><text:span text:style-name="T347"> </text:span><text:span text:style-name="T248">▢ ▢ ▢ ▢ ▢ ▢ ▢ ▢ </text:span><text:span text:style-name="T352">►</text:span><text:span text:style-name="T248"> </text:span><text:span text:style-name="T256">You get XP </text:span><text:span text:style-name="T298">mostly for good </text:span><text:span text:style-name="T301">storytelling</text:span><text:span text:style-name="T298">.</text:span><text:span text:style-name="T256"> </text:span><text:span text:style-name="T255">When you fill your last XP, </text:span><text:span text:style-name="T306">⌞</text:span><text:span text:style-name="T400">level up⌝</text:span><text:span text:style-name="T299">.</text:span></text:p>
      <text:h text:style-name="Heading_20_2" text:outline-level="2">§ <text:span text:style-name="T459">Common </text:span>Aptitudes</text:h>
      <text:p text:style-name="P34"><text:span text:style-name="T216">These are </text:span><text:span text:style-name="T221">exciting </text:span><text:span text:style-name="T223">things</text:span><text:span text:style-name="T222"> </text:span><text:span text:style-name="T216">that </text:span><text:span text:style-name="T220">many</text:span><text:span text:style-name="T216"> could </text:span><text:span text:style-name="T236">get good at. </text:span><text:span text:style-name="T237">They broadly cover most things, but no list can be perfect.</text:span></text:p>
      <text:p text:style-name="P34"><text:span text:style-name="T224"/></text:p>
      <text:p text:style-name="P35"><text:span text:style-name="T396">○ </text:span><text:span text:style-name="T397">Expression</text:span><text:span text:style-name="T389"> </text:span><text:span text:style-name="T396">○ ○ ○</text:span><text:span text:style-name="T390"> ►</text:span><text:span text:style-name="T217"> </text:span><text:span text:style-name="T242">C</text:span><text:span text:style-name="T237">reating, </text:span><text:span text:style-name="T238">interpreting,</text:span><text:span text:style-name="T237"> or performing </text:span><text:span text:style-name="T240">representations of emotion or intellect</text:span><text:span text:style-name="T239">.</text:span></text:p>
      <text:p text:style-name="P35"><text:span text:style-name="T239"/></text:p>
      <text:p text:style-name="P36"><text:span text:style-name="T388">○ </text:span><text:span text:style-name="T395">Operation</text:span><text:span text:style-name="T389"> </text:span><text:span text:style-name="T388">○ ○ ○</text:span><text:span text:style-name="T390"> ►</text:span><text:span text:style-name="T216"> </text:span><text:span text:style-name="T234">R</text:span><text:span text:style-name="T225">un</text:span><text:span text:style-name="T227">ning</text:span><text:span text:style-name="T225">, pilot</text:span><text:span text:style-name="T227">ing</text:span><text:span text:style-name="T225">, or command</text:span><text:span text:style-name="T227">ing</text:span><text:span text:style-name="T225"> subtle or intricate </text:span><text:span text:style-name="T229">mechanisms</text:span><text:span text:style-name="T225"> to reap maximum performance.</text:span></text:p>
      <text:p text:style-name="P36"><text:span text:style-name="T225"/></text:p>
      <text:p text:style-name="P38"><text:span text:style-name="T1">○ </text:span><text:span text:style-name="T3">Administration </text:span><text:span text:style-name="T1">○ ○ ○</text:span><text:span text:style-name="T2"> ►</text:span><text:span text:style-name="T412"> Wrangling and managing minutiae—nothing slips through the cracks.</text:span></text:p>
      <text:p text:style-name="P38"/>
      <text:p text:style-name="P44"><text:span text:style-name="T104">○ </text:span><text:span text:style-name="T106">Nurturing</text:span><text:span text:style-name="T107"> </text:span><text:span text:style-name="T104">○ ○ ○ ►</text:span><text:span text:style-name="T109"> </text:span><text:span text:style-name="T139">P</text:span><text:span text:style-name="T121">rovid</text:span><text:span text:style-name="T126">ing</text:span><text:span text:style-name="T121"> just the right</text:span><text:span text:style-name="T120"> </text:span><text:span text:style-name="T124">encouragement, </text:span><text:span text:style-name="T120">support, </text:span><text:span text:style-name="T140">shelter</text:span><text:span text:style-name="T120">, or kick in the ass.</text:span></text:p>
      <text:p text:style-name="P44"><text:span text:style-name="T120"/></text:p>
      <text:p text:style-name="P36"><text:span text:style-name="T390">○ </text:span><text:span text:style-name="T394">Fighting</text:span><text:span text:style-name="T389"> </text:span><text:span text:style-name="T390">○ ○ ○ ►</text:span><text:span text:style-name="T217"> </text:span><text:span text:style-name="T235">C</text:span><text:span text:style-name="T231">oordinating, </text:span><text:span text:style-name="T230">applying, and resisting purposeful </text:span><text:span text:style-name="T232">violence or force with </text:span><text:span text:style-name="T233">scary familiarity.</text:span></text:p>
      <text:p text:style-name="P36"><text:span text:style-name="T233"/></text:p>
      <text:p text:style-name="P36"><text:span text:style-name="T390">○ </text:span><text:span text:style-name="T391">Athletics</text:span><text:span text:style-name="T389"> </text:span><text:span text:style-name="T390">○ ○ ○ ►</text:span><text:span text:style-name="T217"> </text:span><text:span text:style-name="T235">P</text:span><text:span text:style-name="T218">ush</text:span><text:span text:style-name="T228">ing</text:span><text:span text:style-name="T218"> yourself to the limit as you exert your body.</text:span></text:p>
      <text:p text:style-name="P36"><text:span text:style-name="T218"/></text:p>
      <text:p text:style-name="P52"><text:span text:style-name="T390">○ </text:span><text:span text:style-name="T392">Research </text:span><text:span text:style-name="T390">○ ○ ○ ►</text:span><text:span text:style-name="T182"> </text:span><text:span text:style-name="T192">D</text:span><text:span text:style-name="T186">iscover</text:span><text:span text:style-name="T188">ing</text:span><text:span text:style-name="T186">, </text:span><text:span text:style-name="T185">examin</text:span><text:span text:style-name="T188">ing</text:span><text:span text:style-name="T184">, </text:span><text:span text:style-name="T185">and analyz</text:span><text:span text:style-name="T188">ing</text:span><text:span text:style-name="T185"> </text:span><text:span text:style-name="T184">knowledge </text:span><text:span text:style-name="T187">that others would overlook.</text:span></text:p>
      <text:p text:style-name="P52"><text:span text:style-name="T187"/></text:p>
      <text:p text:style-name="P12"><text:span text:style-name="T217">○ </text:span><text:span text:style-name="T226">Engineering</text:span><text:span text:style-name="T219"> </text:span><text:span text:style-name="T217">○ ○ ○ ►</text:span><text:span text:style-name="T182"> </text:span><text:span text:style-name="T192">A</text:span><text:span text:style-name="T262">pply</text:span><text:span text:style-name="T264">ing</text:span><text:span text:style-name="T262"> knowledge and artifice to synthesize </text:span><text:span text:style-name="T285">novel</text:span><text:span text:style-name="T265"> </text:span><text:span text:style-name="T262">techniques </text:span><text:span text:style-name="T263">and</text:span><text:span text:style-name="T262"> artifacts.</text:span></text:p>
      <text:p text:style-name="P12"><text:span text:style-name="T262"/></text:p>
      <text:p text:style-name="P13"><text:span text:style-name="T349">○ </text:span><text:span text:style-name="T355">Relations</text:span><text:span text:style-name="T350"> </text:span><text:span text:style-name="T349">○ ○ ○ ►</text:span><text:span text:style-name="T247"> </text:span><text:span text:style-name="T307">M</text:span><text:span text:style-name="T292">anipulating</text:span><text:span text:style-name="T257">,</text:span><text:span text:style-name="T266"> </text:span><text:span text:style-name="T268">negotiating, </text:span><text:span text:style-name="T291">or navigating</text:span><text:span text:style-name="T257"> </text:span><text:span text:style-name="T346">interpersonal</text:span><text:span text:style-name="T293"> relationship</text:span><text:span text:style-name="T346">s</text:span><text:span text:style-name="T259"> </text:span><text:span text:style-name="T257">with </text:span><text:span text:style-name="T296">deep </text:span><text:span text:style-name="T294">empathy</text:span><text:span text:style-name="T260"> </text:span><text:span text:style-name="T257">and </text:span><text:span text:style-name="T295">insight</text:span><text:span text:style-name="T257">—</text:span><text:span text:style-name="T278">we</text:span><text:span text:style-name="T277"> get it, you fuck.</text:span></text:p>
      <text:p text:style-name="P13"><text:span text:style-name="T277"/></text:p>
      <text:p text:style-name="P14"><text:span text:style-name="T349">○ </text:span><text:span text:style-name="T353">Shady Shit </text:span><text:span text:style-name="T349">○ ○ ○ ►</text:span><text:span text:style-name="T247"> </text:span><text:span text:style-name="T307">P</text:span><text:span text:style-name="T253">ractic</text:span><text:span text:style-name="T266">ing</text:span><text:span text:style-name="T253"> the </text:span><text:span text:style-name="T268">secret</text:span><text:span text:style-name="T261"> </text:span><text:span text:style-name="T253">tricks of the trade for those who </text:span><text:span text:style-name="T254">lurk </text:span><text:span text:style-name="T258">beyond the edge of polite society</text:span><text:span text:style-name="T253">.</text:span></text:p>
      <text:p text:style-name="P14"><text:span text:style-name="T253"/></text:p>
      <text:p text:style-name="P15"><text:span text:style-name="T349">○ </text:span><text:span text:style-name="T358">🗣</text:span><text:span text:style-name="T354">Spooky </text:span><text:span text:style-name="T353">Shit </text:span><text:span text:style-name="T349">○ ○ ○ ►</text:span><text:span text:style-name="T247"> </text:span><text:span text:style-name="T307">I</text:span><text:span text:style-name="T267">nteracting with the weird, esoteric, and uncanny on its own terms—</text:span><text:span text:style-name="T308">or at least you think so.</text:span></text:p>
      <text:p text:style-name="P15"><text:span text:style-name="T308"/></text:p>
      <text:p text:style-name="P16"><text:span text:style-name="T349">○ </text:span><text:span text:style-name="T358">🗣</text:span><text:span text:style-name="T356">Profession</text:span><text:span text:style-name="T357">al Skills</text:span><text:span text:style-name="T350"> </text:span><text:span text:style-name="T349">○ ○ ○ ►</text:span><text:span text:style-name="T247"> </text:span><text:span text:style-name="T307">A</text:span><text:span text:style-name="T279">pplying </text:span><text:span text:style-name="T281">the </text:span><text:span text:style-name="T302">educated</text:span><text:span text:style-name="T284">, </text:span><text:span text:style-name="T300">practiced, or </text:span><text:span text:style-name="T303">specialized</text:span><text:span text:style-name="T284"> </text:span><text:span text:style-name="T280">knowledge and skills </text:span><text:span text:style-name="T281">of </text:span><text:span text:style-name="T300">your</text:span><text:span text:style-name="T283"> </text:span><text:span text:style-name="T305">trade or </text:span><text:span text:style-name="T304">p</text:span><text:span text:style-name="T300">rofession</text:span><text:span text:style-name="T282">.</text:span></text:p>
      <text:p text:style-name="P16"><text:span text:style-name="T282"/></text:p>
      <text:h text:style-name="Heading_20_2" text:outline-level="2"><text:span text:style-name="T455">§ Story</text:span> Moves</text:h>
      <text:p text:style-name="P53"><text:span text:style-name="T247">“</text:span><text:span text:style-name="T286">Someone” means </text:span><text:span text:style-name="T290">a person or </text:span><text:span text:style-name="T286">anything animate. “</text:span><text:span text:style-name="T288">Something” means </text:span><text:span text:style-name="T297">anything</text:span><text:span text:style-name="T289"> </text:span><text:span text:style-name="T288">inanimate.</text:span></text:p>
      <text:p text:style-name="P39"/>
      <text:p text:style-name="P54"><text:span text:style-name="T403">Fuck ‘em up</text:span><text:span text:style-name="T393"> ►</text:span><text:span text:style-name="T189"> </text:span><text:span text:style-name="T211">You want to injure, incapacitate, or kill someone</text:span><text:span text:style-name="T190">, </text:span><text:span text:style-name="T191">so y</text:span><text:span text:style-name="T183">ou </text:span><text:span text:style-name="T212">get your hands dirty.</text:span></text:p>
      <text:p text:style-name="P54"><text:span text:style-name="T309"/></text:p>
      <text:p text:style-name="P82"><text:span text:style-name="T404">Compel compliance</text:span><text:span text:style-name="T363"> ► </text:span><text:span text:style-name="T269">You want </text:span><text:span text:style-name="T287">someone</text:span><text:span text:style-name="T269"> </text:span><text:span text:style-name="T273">to </text:span><text:span text:style-name="T269">do </text:span><text:span text:style-name="T276">your will</text:span><text:span text:style-name="T269">, so you </text:span><text:span text:style-name="T275">direct, </text:span><text:span text:style-name="T274">entice, </text:span><text:span text:style-name="T270">coerce, </text:span><text:span text:style-name="T271">or force </text:span><text:span text:style-name="T272">them</text:span><text:span text:style-name="T269">.</text:span></text:p>
      <text:p text:style-name="P82"><text:span text:style-name="T269"/></text:p>
      <text:p text:style-name="P47"><text:span text:style-name="T103">Un-ass the area</text:span> ►<text:span text:style-name="T4"> </text:span><text:span text:style-name="T49">You don’t want </text:span><text:span text:style-name="T87">(</text:span><text:span text:style-name="T85">someone</text:span><text:span text:style-name="T87">)</text:span><text:span text:style-name="T85"> </text:span><text:span text:style-name="T49">to </text:span><text:span text:style-name="T88">get injured or hurt</text:span><text:span text:style-name="T127">, so y</text:span><text:span text:style-name="T6">ou </text:span><text:span text:style-name="T86">(help them) </text:span><text:span text:style-name="T37">dodge, evade, </text:span><text:span text:style-name="T89">flee, or </text:span><text:span text:style-name="T90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47"><text:span text:style-name="T6"/></text:p>
      <text:p text:style-name="P85"><text:span text:style-name="T99">Parkour!</text:span><text:span text:style-name="T108"> ►</text:span><text:span text:style-name="T147"> </text:span><text:span text:style-name="T148">You want to be </text:span><text:span text:style-name="T149">some other specific place</text:span><text:span text:style-name="T148">, urgently, </text:span><text:span text:style-name="T150">so you traverse terrain that’s</text:span><text:span text:style-name="T148"> challenging or dangerous in its own right</text:span><text:span text:style-name="T151">—</text:span><text:span text:style-name="T152">the terrain need not be concrete.</text:span></text:p>
      <text:p text:style-name="P82"><text:span text:style-name="T269"/></text:p>
      <text:p text:style-name="P83"><text:span text:style-name="T98">Make it chooch</text:span><text:span text:style-name="T105"> ►</text:span><text:span text:style-name="T110"> </text:span><text:span text:style-name="T128">You want a </text:span><text:span text:style-name="T123">broken, </text:span><text:span text:style-name="T125">unreliable,</text:span><text:span text:style-name="T123"> </text:span><text:span text:style-name="T122">or unfamiliar </text:span><text:span text:style-name="T134">mechanism or </text:span><text:span text:style-name="T110">artifact </text:span><text:span text:style-name="T130">to</text:span><text:span text:style-name="T110"> do </text:span><text:span text:style-name="T128">something useful</text:span><text:span text:style-name="T110">, </text:span><text:span text:style-name="T128">so you </text:span><text:span text:style-name="T131">roll up your sleeves </text:span><text:span text:style-name="T133">and</text:span><text:span text:style-name="T131"> </text:span><text:span text:style-name="T128">get to </text:span><text:span text:style-name="T129">work</text:span><text:span text:style-name="T132">.</text:span></text:p>
      <text:p text:style-name="P83"><text:span text:style-name="T132"/></text:p>
      <text:p text:style-name="P45"><text:span text:style-name="T95">Go apeshit</text:span> ►<text:span text:style-name="T4"> </text:span><text:span text:style-name="T47">You want </text:span><text:span text:style-name="T48">some </text:span><text:span text:style-name="T47">inanimate </text:span><text:span text:style-name="T48">object to stop working or existing, so you disrupt, </text:span><text:span text:style-name="T60">ruin</text:span><text:span text:style-name="T48">, or destroy it.</text:span></text:p>
      <text:p text:style-name="P48"><text:span text:style-name="T39"/></text:p>
      <text:p text:style-name="P49"><text:span text:style-name="T95">Medic!</text:span> ►<text:span text:style-name="T4"> </text:span><text:span text:style-name="T135">You want to stabilize </text:span><text:span text:style-name="T136">or improve </text:span><text:span text:style-name="T135">someone’s ⌞health⌝</text:span><text:span text:style-name="T50">, so you </text:span><text:span text:style-name="T45">attend</text:span><text:span text:style-name="T42"> </text:span><text:span text:style-name="T50">to their </text:span><text:span text:style-name="T4">injuries or illness.</text:span></text:p>
      <text:p text:style-name="P49"><text:span text:style-name="T4"/></text:p>
      <text:p text:style-name="P46"><text:span text:style-name="T95">Scope </text:span><text:span text:style-name="T100">it out</text:span> ►<text:span text:style-name="T4"> </text:span><text:span text:style-name="T51">You want more </text:span><text:span text:style-name="T58">details and </text:span><text:span text:style-name="T51">information about your surroundings</text:span><text:span text:style-name="T56"> or their </text:span><text:span text:style-name="T57">contents and </text:span><text:span text:style-name="T56">inhabitants</text:span><text:span text:style-name="T51">, so y</text:span><text:span text:style-name="T42">ou survey, observe, </text:span><text:span text:style-name="T46">and intuit</text:span><text:span text:style-name="T7">.</text:span></text:p>
      <text:p text:style-name="P46"><text:span text:style-name="T7"/></text:p>
      <text:p text:style-name="P50"><text:span text:style-name="T95">Connect the dots</text:span> ►<text:span text:style-name="T4"> </text:span><text:span text:style-name="T52">You want </text:span><text:span text:style-name="T54">to extract </text:span><text:span text:style-name="T55">useful</text:span><text:span text:style-name="T54"> information from </text:span><text:span text:style-name="T55">clues, </text:span><text:span text:style-name="T54">data, </text:span><text:span text:style-name="T55">or details</text:span><text:span text:style-name="T54"> you’ve got, </text:span><text:span text:style-name="T59">so you apply and collate </text:span><text:span text:style-name="T61">what you know</text:span><text:span text:style-name="T59">.</text:span></text:p>
      <text:p text:style-name="P50"><text:span text:style-name="T59"/></text:p>
      <text:p text:style-name="P48"><text:span text:style-name="T101">Schmooze ‘em</text:span><text:span text:style-name="T413"> ►</text:span><text:span text:style-name="T5"> </text:span><text:span text:style-name="T52">You want to</text:span><text:span text:style-name="T43"> build</text:span><text:span text:style-name="T5"> rapport, trust, </text:span><text:span text:style-name="T63">or </text:span><text:span text:style-name="T64">graces</text:span><text:span text:style-name="T5"> with someone, </text:span><text:span text:style-name="T52">so you do something you think they’ll like or respect.</text:span></text:p>
      <text:p text:style-name="P48"><text:span text:style-name="T52"/></text:p>
      <text:p text:style-name="P84"><text:span text:style-name="T95">Fool ‘em</text:span> ►<text:span text:style-name="T4"> </text:span><text:span text:style-name="T53">You want to control what someone believes, so y</text:span><text:span text:style-name="T44">ou deceive or misdirect</text:span><text:span text:style-name="T4"> </text:span><text:span text:style-name="T53">them</text:span><text:span text:style-name="T4">.</text:span></text:p>
      <text:p text:style-name="P84"><text:span text:style-name="T4"/></text:p>
      <text:p text:style-name="P86"><text:span text:style-name="T402">Go dark</text:span><text:span text:style-name="T388"> ►</text:span><text:span text:style-name="T181"> </text:span><text:span text:style-name="T193">You want to avoid the consequences of discovery or detection, </text:span><text:span text:style-name="T194">so you take precautions or </text:span><text:span text:style-name="T195">special </text:span><text:span text:style-name="T194">care.</text:span></text:p>
      <text:h text:style-name="Heading_20_2" text:outline-level="2"><text:soft-page-break/><text:span text:style-name="T457">§ Common </text:span>Moves</text:h>
      <text:p text:style-name="P17"><text:span text:style-name="T95">Resist consequences</text:span> ►<text:span text:style-name="T4"> </text:span><text:span text:style-name="T66">If y</text:span><text:span text:style-name="T310">ou don’t like the consequences or complications the GM </text:span><text:span text:style-name="T311">describes</text:span><text:span text:style-name="T310"> </text:span><text:span text:style-name="T312">when you </text:span><text:span text:style-name="T359">🡖🡓</text:span><text:span text:style-name="T246"> </text:span><text:span text:style-name="T313">on a </text:span><text:span text:style-name="T306">⌞</text:span><text:span text:style-name="T313">story move⌝,</text:span><text:span text:style-name="T246"> </text:span><text:span text:style-name="T252">speak up and </text:span><text:span text:style-name="T360">s</text:span><text:span text:style-name="T361">pend 1 Resist</text:span><text:span text:style-name="T314"> to </text:span><text:span text:style-name="T315">insist they invent something less drastic </text:span><text:span text:style-name="T316">instead. </text:span><text:span text:style-name="T317">This isn’t the same as </text:span><text:span text:style-name="T306">⌞</text:span><text:span text:style-name="T401">dispute fiction⌝</text:span><text:span text:style-name="T317">; resist consequences whenever you think it’s </text:span><text:span text:style-name="T318">advantageous</text:span><text:span text:style-name="T317"> </text:span><text:span text:style-name="T319">in-game.</text:span></text:p>
      <text:p text:style-name="P17"><text:span text:style-name="T319"/></text:p>
      <text:p text:style-name="P18"><text:span text:style-name="T96">Buy </text:span><text:span text:style-name="T95">Resist</text:span> ►<text:span text:style-name="T4"> </text:span><text:span text:style-name="T75">Any time you make a </text:span><text:span text:style-name="T306">⌞</text:span><text:span text:style-name="T137">story move⌝ and</text:span><text:span text:style-name="T75"> </text:span><text:span text:style-name="T241">🡕</text:span><text:span text:style-name="T359">🡒</text:span><text:span text:style-name="T246">, </text:span><text:span text:style-name="T320">you </text:span><text:span text:style-name="T321">can </text:span><text:span text:style-name="T320">announce that you wish to convert it to </text:span><text:span text:style-name="T359">🡖</text:span><text:span text:style-name="T246"> </text:span><text:span text:style-name="T320">and restore 1 Resist. </text:span><text:span text:style-name="T344">The GM has veto, but you </text:span><text:span text:style-name="T345">should suggest the</text:span><text:span text:style-name="T344"> complication or cost.</text:span></text:p>
      <text:p text:style-name="P18"><text:span text:style-name="T320"/></text:p>
      <text:p text:style-name="P93"><text:span text:style-name="T405">Lead the group</text:span><text:span text:style-name="T415"> ► </text:span><text:span text:style-name="T156">Spend 1 Resist. </text:span><text:span text:style-name="T432">Y</text:span><text:span text:style-name="T431">ou lead </text:span><text:span text:style-name="T433">others </text:span><text:span text:style-name="T431">in a </text:span><text:span text:style-name="T364">⌞</text:span><text:span text:style-name="T156">story move⌝ </text:span><text:span text:style-name="T158">where you’ll succeed or fail as a group</text:span><text:span text:style-name="T156">. </text:span><text:span text:style-name="T157">You r</text:span><text:span text:style-name="T156">oll the move as normal</text:span><text:span text:style-name="T172"> </text:span><text:span text:style-name="T157">and everyone canonically shares your result</text:span><text:span text:style-name="T156">. </text:span><text:span text:style-name="T162">Before you continue the story, use your result from the story move below:</text:span></text:p>
      <text:p text:style-name="P42"/>
      <text:p text:style-name="P87"><text:span text:style-name="T386">🡕</text:span><text:span text:style-name="T365"> You restore 1 Resist </text:span><text:span text:style-name="T366">and continue the story.</text:span></text:p>
      <text:p text:style-name="P89"><text:span text:style-name="T386">🡒🡖</text:span><text:span text:style-name="T367"> </text:span><text:span text:style-name="T368">E</text:span><text:span text:style-name="T369">veryone else rolls the same story move. </text:span><text:span text:style-name="T370">T</text:span><text:span text:style-name="T369">hey are free to describe </text:span><text:span text:style-name="T370">their actions </text:span><text:span text:style-name="T369">individually, </text:span><text:span text:style-name="T371">along with </text:span><text:span text:style-name="T369">what </text:span><text:span text:style-name="T372">aptitudes</text:span><text:span text:style-name="T369"> they’re </text:span><text:span text:style-name="T372">exercising</text:span><text:span text:style-name="T369">. </text:span><text:span text:style-name="T373">Their results don’t change the </text:span><text:span text:style-name="T374">story</text:span><text:span text:style-name="T373">, but i</text:span><text:span text:style-name="T369">f everyone </text:span><text:span text:style-name="T386">🡕🡒🡖</text:span><text:span text:style-name="T458">,</text:span><text:span text:style-name="T375"> </text:span><text:span text:style-name="T369">you </text:span><text:span text:style-name="T376">restore</text:span><text:span text:style-name="T369"> 1 Resist </text:span><text:span text:style-name="T384">before continuing </text:span><text:span text:style-name="T385">the story.</text:span></text:p>
      <text:p text:style-name="P88"/>
      <text:p text:style-name="P58">Grit your teeth<text:span text:style-name="T109"> </text:span><text:span text:style-name="T163">► </text:span><text:span text:style-name="T155">In order to resist or overcome some overwhelming feeling or compulsion, you summon all of your willpower and determination.</text:span></text:p>
      <text:p text:style-name="P58"><text:span text:style-name="T155"/></text:p>
      <text:p text:style-name="P59"><text:span text:style-name="T169">When you make this move, decide with the GM on </text:span><text:span text:style-name="T170">how much the feeling or compulsion resonates with your Concept and Drives</text:span><text:span text:style-name="T167">:</text:span></text:p>
      <text:list xml:id="list2224110111" text:style-name="L6">
        <text:list-item>
          <text:p text:style-name="P79"><text:span text:style-name="T173">⊞⌊−</text:span><text:span text:style-name="T175">1⌋ </text:span><text:span text:style-name="T171">if it reinforces your concept.</text:span></text:p>
        </text:list-item>
        <text:list-item>
          <text:p text:style-name="P75"><text:span text:style-name="T173">⊞⌊</text:span><text:span text:style-name="T176">+0⌋</text:span><text:span text:style-name="T171"> if it has nothing to do with your concept.</text:span></text:p>
        </text:list-item>
        <text:list-item>
          <text:p text:style-name="P75"><text:span text:style-name="T173">⊞⌊</text:span><text:span text:style-name="T176">+1⌋</text:span><text:span text:style-name="T171"> if it opposes your concept.</text:span></text:p>
        </text:list-item>
      </text:list>
      <text:p text:style-name="P59"><text:span text:style-name="T164"/></text:p>
      <text:p text:style-name="P78"><text:span text:style-name="T216">🡕</text:span><text:span text:style-name="T181"> </text:span><text:span text:style-name="T207">You resist or overcome the feeling/compulsion, and you get 1XP.</text:span></text:p>
      <text:p text:style-name="P92"><text:span text:style-name="T398">🡒</text:span><text:span text:style-name="T206"> </text:span><text:span text:style-name="T208">You resist or overcome the feeling/compulsion.</text:span></text:p>
      <text:p text:style-name="P74"><text:span text:style-name="T216">🡖</text:span><text:span text:style-name="T181"> </text:span><text:span text:style-name="T209">You suppress the feeling/compulsion, but it’s still there. </text:span><text:span text:style-name="T210">Choose a related</text:span><text:span text:style-name="T209"> ⌞status⌝ </text:span><text:span text:style-name="T210">to keep </text:span><text:span text:style-name="T209">for the rest of the scene.</text:span></text:p>
      <text:p text:style-name="P69"><text:span text:style-name="T174">🡓</text:span><text:span text:style-name="T165"> </text:span><text:span text:style-name="T166">You </text:span><text:span text:style-name="T168">spend 1 Resist </text:span><text:span text:style-name="T177">or</text:span><text:span text:style-name="T166"> succumb to the feeling/compulsion.</text:span></text:p>
      <text:p text:style-name="P80"><text:span text:style-name="T95">Take harm</text:span> ► <text:span text:style-name="T76">You take </text:span><text:span text:style-name="T306">⌞</text:span><text:span text:style-name="T138">harm</text:span><text:span text:style-name="T322">⌝</text:span><text:span text:style-name="T76"> when you’re injured or hurt in some way (or if a move says so). </text:span><text:span text:style-name="T323">Unless a move says specifically how much harm </text:span><text:span text:style-name="T324">you take</text:span><text:span text:style-name="T323">, </text:span><text:span text:style-name="T325">use the </text:span><text:span text:style-name="T326">harm scale </text:span><text:span text:style-name="T322">in the Meta playbook.</text:span></text:p>
      <text:p text:style-name="P40"/>
      <text:p text:style-name="P19"><text:span text:style-name="T322">W</text:span><text:span text:style-name="T245">hen you take harm, </text:span><text:span text:style-name="T327">take these steps:</text:span></text:p>
      <text:p text:style-name="P41"/>
      <text:list xml:id="list3092255436" text:style-name="L1">
        <text:list-item>
          <text:p text:style-name="P76"><text:span text:style-name="T245">Make any moves you </text:span><text:span text:style-name="T387">can</text:span><text:span text:style-name="T245"> make.</text:span></text:p>
        </text:list-item>
        <text:list-item>
          <text:p text:style-name="P62"><text:span text:style-name="T245">Make any moves you </text:span><text:span text:style-name="T387">must</text:span><text:span text:style-name="T245"> make.</text:span></text:p>
        </text:list-item>
        <text:list-item>
          <text:p text:style-name="P67"><text:span text:style-name="T327">Decide </text:span><text:span text:style-name="T328">if you have ⌞armor⌝ that </text:span><text:span text:style-name="T329">applies</text:span><text:span text:style-name="T328">.</text:span></text:p>
        </text:list-item>
        <text:list-item>
          <text:p text:style-name="P63"><text:span text:style-name="T330">If </text:span><text:span text:style-name="T331">now</text:span><text:span text:style-name="T332"> ⌊harm</text:span><text:span text:style-name="T333"> </text:span><text:span text:style-name="T330">≤ 0⌋, </text:span><text:span text:style-name="T334">this move is over. </text:span><text:span text:style-name="T335">Otherwise continue.</text:span></text:p>
        </text:list-item>
        <text:list-item>
          <text:p text:style-name="P64"><text:span text:style-name="T334">T</text:span><text:span text:style-name="T245">ell the GM how much harm you’re taking. They’ll roll </text:span><text:span text:style-name="T336">some dice </text:span><text:span text:style-name="T245">and </text:span><text:span text:style-name="T337">say </text:span><text:span text:style-name="T245">if </text:span><text:span text:style-name="T338">anything changes.</text:span></text:p>
        </text:list-item>
        <text:list-item>
          <text:p text:style-name="P68">Write down any status you may have gotten.</text:p>
        </text:list-item>
        <text:list-item>
          <text:p text:style-name="P68">Lose 1 health for each harm.</text:p>
        </text:list-item>
        <text:list-item>
          <text:p text:style-name="P65"><text:span text:style-name="T245">If you have 0 health, ⌞</text:span><text:span text:style-name="T399">you die⌝</text:span><text:span text:style-name="T245"> </text:span><text:span text:style-name="T339">and this </text:span><text:span text:style-name="T340">move is over.</text:span></text:p>
        </text:list-item>
        <text:list-item>
          <text:p text:style-name="P66"><text:span text:style-name="T245">Make any moves you </text:span><text:span text:style-name="T387">must</text:span><text:span text:style-name="T245"> make when you lose health (vs take harm).</text:span></text:p>
          <text:p text:style-name="P90"><text:span text:style-name="T245"/></text:p>
        </text:list-item>
      </text:list>
      <text:p text:style-name="P55"><text:span text:style-name="T362">A</text:span><text:span text:style-name="T347">rmor ►</text:span><text:span text:style-name="T245"> Armor is </text:span><text:span text:style-name="T341">worn</text:span><text:span text:style-name="T245"> to protect you from </text:span><text:span text:style-name="T306">⌞</text:span><text:span text:style-name="T245">harm⌝. </text:span><text:span text:style-name="T341">Armor has a rating in the range 1-3. </text:span><text:span text:style-name="T342">If it would make sense for your armor to protect you from the kind of harm you’re taking, reduce the harm by the armor’s rating.</text:span></text:p>
      <text:p text:style-name="P43"/>
      <text:p text:style-name="P20"><text:span text:style-name="T377">When determining the rating of armor, look at the </text:span><text:span text:style-name="T378">harm </text:span><text:span text:style-name="T377">scale and decide what </text:span><text:span text:style-name="T379">severity</text:span><text:span text:style-name="T380"> </text:span><text:span text:style-name="T377">of injury the armor would protect you from.</text:span></text:p>
      <text:p text:style-name="P20"><text:span text:style-name="T377"/></text:p>
      <text:p text:style-name="P21"><text:span text:style-name="T95">You die</text:span> ► <text:span text:style-name="T4">You’ve lost your last </text:span><text:span text:style-name="T306">⌞</text:span><text:span text:style-name="T4">health⌝ or a move says </text:span><text:span text:style-name="T119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7"/>
      <text:p text:style-name="P22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64">⌞</text:span><text:span text:style-name="T4">status⌝ of the GM’s choice. </text:span><text:span text:style-name="T16">Explain what happened </text:span><text:span text:style-name="T18">to the group.</text:span></text:p>
      <text:p text:style-name="P22"><text:span text:style-name="T18"/></text:p>
      <text:p text:style-name="P23"/>
      <text:p text:style-name="P81"><text:span text:style-name="T102">Recuperate health</text:span><text:span text:style-name="T97"> ►</text:span><text:span text:style-name="T141"> </text:span><text:span text:style-name="T142">If you don’t have access to accelerated healing, you can heal naturally by resting and recuperating. It takes 1 month of limited exertion to heal 1 health. </text:span><text:span text:style-name="T145">Any time</text:span><text:span text:style-name="T142"> you engage in </text:span><text:span text:style-name="T146">an</text:span><text:span text:style-name="T142"> activity that would strain or exert the injured part of your body, </text:span><text:span text:style-name="T143">you </text:span><text:span text:style-name="T144">make no </text:span><text:span text:style-name="T143">progress </text:span><text:span text:style-name="T144">healing </text:span><text:span text:style-name="T143">that week</text:span><text:span text:style-name="T142">. If you </text:span><text:span text:style-name="T153">lose health again </text:span><text:span text:style-name="T154">while healing</text:span><text:span text:style-name="T153">, </text:span><text:span text:style-name="T142">start over.</text:span></text:p>
      <text:p text:style-name="P27"><text:span text:style-name="T97"/></text:p>
      <text:p text:style-name="P26"><text:span text:style-name="T97">Earn </text:span><text:span text:style-name="T95">XP</text:span> ►<text:span text:style-name="T4"> </text:span><text:span text:style-name="T26">When you finish a play session</text:span><text:span text:style-name="T416">, </text:span><text:span text:style-name="T417">it’s time to </text:span><text:span text:style-name="T425">decide</text:span><text:span text:style-name="T417"> what ⌞XP⌝ you’ve earned</text:span><text:span text:style-name="T423">. </text:span><text:span text:style-name="T417">Talk as a group about this: maybe they remember something you forgot. </text:span><text:span text:style-name="T418">Ultimately, though, it’s up to you.</text:span></text:p>
      <text:p text:style-name="P56"/>
      <text:p text:style-name="P28"><text:span text:style-name="T418">Y</text:span><text:span text:style-name="T415">ou get 1 XP for each item </text:span><text:span text:style-name="T428">below that</text:span><text:span text:style-name="T415"> you </text:span><text:span text:style-name="T424">(not the GM) </text:span><text:span text:style-name="T415">think is true for this play session. </text:span><text:span text:style-name="T429">Y</text:span><text:span text:style-name="T428">ou can only take </text:span><text:span text:style-name="T429">each item </text:span><text:span text:style-name="T428">once, even if you did the thing multiple times in the session.</text:span></text:p>
      <text:p text:style-name="P57"/>
      <text:list xml:id="list2933924489" text:style-name="L2">
        <text:list-item>
          <text:p text:style-name="P77"><text:span text:style-name="T434">A</text:span><text:span text:style-name="T415">t no point did </text:span><text:span text:style-name="T94">⌞you die⌝</text:span><text:span text:style-name="T155">.</text:span></text:p>
        </text:list-item>
        <text:list-item>
          <text:p text:style-name="P70"><text:span text:style-name="T434">Y</text:span><text:span text:style-name="T415">ou made a particularly badass </text:span><text:span text:style-name="T437">or clutch</text:span><text:span text:style-name="T415"> </text:span><text:span text:style-name="T155">⌞</text:span><text:span text:style-name="T160">story move⌝</text:span><text:span text:style-name="T415"> that </text:span><text:span text:style-name="T422">reinforced your</text:span><text:span text:style-name="T419"> Concept.</text:span></text:p>
        </text:list-item>
        <text:list-item>
          <text:p text:style-name="P71"><text:span text:style-name="T434">Y</text:span><text:span text:style-name="T415">ou </text:span><text:span text:style-name="T421">suffered</text:span><text:span text:style-name="T415"> a particularly painful (or hilarious) blunder </text:span><text:span text:style-name="T426">as a result of</text:span><text:span text:style-name="T415"> </text:span><text:span text:style-name="T420">playing to your Concept—</text:span><text:span text:style-name="T435">this </text:span><text:span text:style-name="T178">doesn’t</text:span><text:span text:style-name="T435"> have to be a </text:span><text:span text:style-name="T453">bad</text:span><text:span text:style-name="T436"> roll.</text:span></text:p>
        </text:list-item>
        <text:list-item>
          <text:p text:style-name="P72"><text:span text:style-name="T434">Y</text:span><text:span text:style-name="T415">ou </text:span><text:span text:style-name="T427">made </text:span><text:span text:style-name="T444">a </text:span><text:span text:style-name="T161">⌞</text:span><text:span text:style-name="T159">story move⌝ </text:span><text:span text:style-name="T427">to pursue</text:span><text:span text:style-name="T415"> </text:span><text:span text:style-name="T430">a </text:span><text:span text:style-name="T415">Drive.</text:span></text:p>
        </text:list-item>
        <text:list-item>
          <text:p text:style-name="P73"><text:span text:style-name="T415">You offer the GM </text:span><text:span text:style-name="T440">honest-</text:span><text:span text:style-name="T439">but-</text:span><text:span text:style-name="T441">g</text:span><text:span text:style-name="T415">entle constructive </text:span><text:span text:style-name="T443">feedback </text:span><text:span text:style-name="T415">when the</text:span><text:span text:style-name="T438">y do </text:span><text:span text:style-name="T442">GM </text:span><text:span text:style-name="T415">XP.</text:span></text:p>
          <text:p text:style-name="P91"><text:span text:style-name="T415"/></text:p>
        </text:list-item>
      </text:list>
      <text:p text:style-name="P25"><text:span text:style-name="T97">Level up</text:span><text:span text:style-name="T454"> ►</text:span><text:span text:style-name="T40"> </text:span><text:span text:style-name="T62">When you fill your last XP, </text:span><text:span text:style-name="T77">you can </text:span><text:span text:style-name="T62">spend all your XP to</text:span><text:span text:style-name="T41"> </text:span><text:span text:style-name="T62">f</text:span><text:span text:style-name="T196">ill </text:span><text:span text:style-name="T197">a </text:span><text:span text:style-name="T182">○ </text:span><text:span text:style-name="T198">in your playbook—</text:span><text:span text:style-name="T199">y</text:span><text:span text:style-name="T200">ou must fulfill all other criteria to buy the item.</text:span><text:span text:style-name="T343"> </text:span><text:span text:style-name="T358">🗣 </text:span><text:span text:style-name="T406">Instead</text:span><text:span text:style-name="T201"> of </text:span><text:span text:style-name="T202">buy</text:span><text:span text:style-name="T203">ing </text:span><text:span text:style-name="T204">a </text:span><text:span text:style-name="T182">○</text:span><text:span text:style-name="T201">, </text:span><text:span text:style-name="T205">the GM </text:span><text:span text:style-name="T407">might let you buy </text:span><text:span text:style-name="T408">or remove a permanent </text:span><text:span text:style-name="T364">⌞</text:span><text:span text:style-name="T408">status⌝</text:span><text:span text:style-name="T409">. </text:span><text:span text:style-name="T410">You </text:span><text:span text:style-name="T411">probably </text:span><text:span text:style-name="T410">can’t </text:span><text:span text:style-name="T411">buy a </text:span><text:span text:style-name="T381">△, </text:span><text:span text:style-name="T382">but you could ask </text:span><text:span text:style-name="T383">anyway.</text:span></text:p>
      <text:p text:style-name="P24"><text:span text:style-name="T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9T07:12:43.127352687</dc:date>
    <meta:editing-duration>P20DT17H20M43S</meta:editing-duration>
    <meta:editing-cycles>3592</meta:editing-cycles>
    <meta:generator>LibreOffice/6.0.7.3$Linux_X86_64 LibreOffice_project/00m0$Build-3</meta:generator>
    <meta:print-date>2021-12-08T21:29:11.705578043</meta:print-date>
    <meta:document-statistic meta:table-count="0" meta:image-count="0" meta:object-count="0" meta:page-count="2" meta:paragraph-count="96" meta:word-count="1628" meta:character-count="8729" meta:non-whitespace-character-count="7207"/>
  </office:meta>
</office:document-meta>
</file>